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fo:language="en" fo:country="US" style:font-size-asian="7pt" style:font-size-complex="8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fill-color="#ffffff" draw:textarea-horizontal-align="justify" draw:textarea-vertical-align="middle" draw:auto-grow-height="false" fo:min-height="1.519cm" fo:min-width="6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1.376cm" fo:min-width="3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937cm" fo:min-width="4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937cm" fo:min-width="4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1.596cm" fo:min-width="6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016cm" fo:min-width="4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702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1.164cm" fo:min-width="2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79cm" fo:min-width="5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926cm" fo:min-width="5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ffff" draw:textarea-horizontal-align="justify" draw:textarea-vertical-align="middle" draw:auto-grow-height="false" fo:min-height="1.291cm" fo:min-width="2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1.438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831cm" fo:min-width="1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ffff" draw:textarea-horizontal-align="justify" draw:textarea-vertical-align="middle" draw:auto-grow-height="false" fo:min-height="0.831cm" fo:min-width="1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ffffff" draw:textarea-horizontal-align="justify" draw:textarea-vertical-align="middle" draw:auto-grow-height="false" fo:min-height="1.436cm" fo:min-width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1.041cm" fo:min-width="3.34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Фигура1" draw:style-name="gr21" draw:text-style-name="P3" svg:width="3.456cm" svg:height="1.151cm" svg:x="9.603cm" svg:y="20.232cm"><text:p text:style-name="P2"><text:span text:style-name="T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Фигура14" draw:style-name="gr13" draw:text-style-name="P2" svg:x1="18.685cm" svg:y1="11.075cm" svg:x2="20.585cm" svg:y2="11.079cm"><text:p text:style-name="P4"><text:span text:style-name="T1">Нет</text:span><text:span text:style-name="T1"><text:line-break/></text:span><text:span text:style-name="T1"/></text:p></draw:line><draw:custom-shape text:anchor-type="paragraph" draw:z-index="1" draw:name="Фигура3" draw:style-name="gr20" draw:text-style-name="P3" svg:width="4.001cm" svg:height="1.435cm" svg:x="9.837cm" svg:y="2.746cm"><text:p text:style-name="P2"><text:span text:style-name="T1">Ввод </text:span></text:p><text:p text:style-name="P2"><text:span text:style-name="T1"><text:s/></text:span><text:span text:style-name="T1">a, b, c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Фигура4" draw:style-name="gr18" draw:text-style-name="P6" svg:width="2.527cm" svg:height="1.661cm" svg:x="10.675cm" svg:y="4.583cm"><text:p text:style-name="P5">a = 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" draw:name="Фигура6" draw:style-name="gr15" draw:text-style-name="P4" svg:x1="16.413cm" svg:y1="5.413cm" svg:x2="16.438cm" svg:y2="7.373cm"><text:p/></draw:line><draw:line text:anchor-type="paragraph" draw:z-index="4" draw:name="Фигура5" draw:style-name="gr19" draw:text-style-name="P5" svg:x1="8.343cm" svg:y1="5.401cm" svg:x2="10.735cm" svg:y2="5.401cm"><text:p text:style-name="P4">Да<text:line-break/></text:p></draw:line><draw:line text:anchor-type="paragraph" draw:z-index="5" draw:name="Фигура6" draw:style-name="gr15" draw:text-style-name="P4" svg:x1="8.343cm" svg:y1="5.401cm" svg:x2="8.368cm" svg:y2="7.361cm"><text:p/></draw:line><draw:custom-shape text:anchor-type="paragraph" draw:z-index="6" draw:name="Фигура4" draw:style-name="gr18" draw:text-style-name="P6" svg:width="2.527cm" svg:height="1.661cm" svg:x="7.103cm" svg:y="7.361cm"><text:p text:style-name="P5">b = 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7" draw:name="Фигура7" draw:style-name="gr19" draw:text-style-name="P5" svg:x1="5.198cm" svg:y1="8.195cm" svg:x2="7.129cm" svg:y2="8.221cm"><text:p text:style-name="P4">Да<text:line-break/></text:p></draw:line><draw:line text:anchor-type="paragraph" draw:z-index="8" draw:name="Фигура8" draw:style-name="gr6" draw:text-style-name="P4" svg:x1="5.198cm" svg:y1="8.195cm" svg:x2="5.186cm" svg:y2="10.074cm"><text:p/></draw:line><draw:custom-shape text:anchor-type="paragraph" draw:z-index="9" draw:name="Фигура4" draw:style-name="gr18" draw:text-style-name="P6" svg:width="2.527cm" svg:height="1.661cm" svg:x="3.942cm" svg:y="10.072cm"><text:p text:style-name="P5">c = 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name="Фигура9" draw:style-name="gr9" draw:text-style-name="P5" svg:x1="9.629cm" svg:y1="8.195cm" svg:x2="11.033cm" svg:y2="8.195cm"><text:p text:style-name="P4">Нет<text:line-break/></text:p></draw:line><draw:line text:anchor-type="paragraph" draw:z-index="11" draw:name="Фигура10" draw:style-name="gr6" draw:text-style-name="P4" svg:x1="11.033cm" svg:y1="8.195cm" svg:x2="11.026cm" svg:y2="11.615cm"><text:p/></draw:line><draw:custom-shape text:anchor-type="paragraph" draw:z-index="12" draw:name="Фигура3" draw:style-name="gr17" draw:text-style-name="P3" svg:width="3.047cm" svg:height="0.83cm" svg:x="9.516cm" svg:y="11.615cm"><text:p text:style-name="P2"><text:span text:style-name="T1">Вывод x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name="Фигура9" draw:style-name="gr9" draw:text-style-name="P5" svg:x1="6.468cm" svg:y1="10.906cm" svg:x2="7.752cm" svg:y2="10.906cm"><text:p text:style-name="P4">Нет<text:line-break/></text:p></draw:line><draw:line text:anchor-type="paragraph" draw:z-index="14" draw:name="Фигура9" draw:style-name="gr9" draw:text-style-name="P5" svg:x1="2.538cm" svg:y1="10.892cm" svg:x2="3.942cm" svg:y2="10.892cm"><text:p text:style-name="P4">Да<text:line-break/></text:p></draw:line><draw:line text:anchor-type="paragraph" draw:z-index="15" draw:name="Фигура11" draw:style-name="gr6" draw:text-style-name="P4" svg:x1="7.752cm" svg:y1="10.906cm" svg:x2="7.752cm" svg:y2="11.761cm"><text:p/></draw:line><draw:line text:anchor-type="paragraph" draw:z-index="16" draw:name="Фигура11" draw:style-name="gr6" draw:text-style-name="P4" svg:x1="2.538cm" svg:y1="10.892cm" svg:x2="2.538cm" svg:y2="11.747cm"><text:p/></draw:line><draw:line text:anchor-type="paragraph" draw:z-index="17" draw:name="Фигура12" draw:style-name="gr9" draw:text-style-name="P5" svg:x1="13.201cm" svg:y1="5.417cm" svg:x2="16.413cm" svg:y2="5.413cm"><text:p text:style-name="P4">Нет<text:line-break/></text:p></draw:line><draw:custom-shape text:anchor-type="paragraph" draw:z-index="18" draw:name="Фигура3" draw:style-name="gr16" draw:text-style-name="P3" svg:width="4.952cm" svg:height="1.437cm" svg:x="13.712cm" svg:y="7.137cm"><text:p text:style-name="P2"><text:span text:style-name="T1">D := b^2 - 4ac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9" draw:name="Фигура6" draw:style-name="gr15" draw:text-style-name="P4" svg:x1="16.45cm" svg:y1="8.573cm" svg:x2="16.45cm" svg:y2="10.168cm"><text:p/></draw:line><draw:custom-shape text:anchor-type="paragraph" draw:z-index="20" draw:name="Фигура4" draw:style-name="gr14" draw:text-style-name="P6" svg:width="4.141cm" svg:height="2.581cm" svg:x="14.545cm" svg:y="9.8cm"><text:p text:style-name="P5">D &gt; 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1" draw:name="Фигура13" draw:style-name="gr6" draw:text-style-name="P4" svg:x1="12.843cm" svg:y1="11.09cm" svg:x2="12.871cm" svg:y2="14.769cm"><text:p/></draw:line><draw:line text:anchor-type="paragraph" draw:z-index="22" draw:name="Фигура14" draw:style-name="gr9" draw:text-style-name="P2" svg:x1="12.843cm" svg:y1="11.09cm" svg:x2="14.582cm" svg:y2="11.09cm"><text:p text:style-name="P4"><text:span text:style-name="T1">Да</text:span><text:span text:style-name="T1"><text:line-break/></text:span><text:span text:style-name="T1"/></text:p></draw:line><draw:custom-shape text:anchor-type="paragraph" draw:z-index="24" draw:name="Фигура16" draw:style-name="gr8" draw:text-style-name="P3" svg:width="3.017cm" svg:height="0.703cm" svg:x="16.006cm" svg:y="14.071cm"><text:p text:style-name="P2"><text:span text:style-name="T1">x := -b/(2a)</text:span></text:p><draw:enhanced-geometry svg:viewBox="0 0 21600 21600" draw:type="rectangle" draw:enhanced-path="M 0 0 L 21600 0 21600 21600 0 21600 0 0 Z N"/></draw:custom-shape><draw:line text:anchor-type="paragraph" draw:z-index="25" draw:name="Фигура17" draw:style-name="gr6" draw:text-style-name="P4" svg:x1="11.033cm" svg:y1="12.444cm" svg:x2="11.033cm" svg:y2="12.933cm"><text:p/></draw:line><draw:line text:anchor-type="paragraph" draw:z-index="27" draw:name="Фигура13" draw:style-name="gr6" draw:text-style-name="P4" svg:x1="20.585cm" svg:y1="11.075cm" svg:x2="20.613cm" svg:y2="14.305cm"><text:p/></draw:line><draw:line text:anchor-type="paragraph" draw:z-index="28" draw:name="Фигура19" draw:style-name="gr6" draw:text-style-name="P4" svg:x1="11.919cm" svg:y1="4.18cm" svg:x2="11.919cm" svg:y2="4.637cm"><text:p/></draw:line><draw:line text:anchor-type="paragraph" draw:z-index="29" draw:name="Фигура20" draw:style-name="gr6" draw:text-style-name="P4" svg:x1="2.566cm" svg:y1="16.768cm" svg:x2="24.883cm" svg:y2="16.777cm"><text:p/></draw:line><draw:custom-shape text:anchor-type="paragraph" draw:z-index="30" draw:name="Фигура16" draw:style-name="gr11" draw:text-style-name="P8" svg:width="5.822cm" svg:height="0.791cm" svg:x="9.775cm" svg:y="13.21cm"><text:p text:style-name="P7"><text:span text:style-name="T2">x1 := (-b - sqrt(D))/(2a)</text:span></text:p><draw:enhanced-geometry svg:viewBox="0 0 21600 21600" draw:type="rectangle" draw:enhanced-path="M 0 0 L 21600 0 21600 21600 0 21600 0 0 Z N"/></draw:custom-shape><draw:line text:anchor-type="paragraph" draw:z-index="31" draw:name="Фигура23" draw:style-name="gr6" draw:text-style-name="P4" svg:x1="12.906cm" svg:y1="15.18cm" svg:x2="12.911cm" svg:y2="15.432cm"><text:p/></draw:line><draw:line text:anchor-type="paragraph" draw:z-index="32" draw:name="Фигура24" draw:style-name="gr6" draw:text-style-name="P4" svg:x1="12.938cm" svg:y1="16.081cm" svg:x2="12.95cm" svg:y2="16.767cm"><text:p/></draw:line><draw:line text:anchor-type="paragraph" draw:z-index="33" draw:name="Фигура25" draw:style-name="gr6" draw:text-style-name="P4" svg:x1="11.034cm" svg:y1="12.959cm" svg:x2="9.208cm" svg:y2="12.933cm"><text:p/></draw:line><draw:line text:anchor-type="paragraph" draw:z-index="34" draw:name="Фигура26" draw:style-name="gr6" draw:text-style-name="P4" svg:x1="9.207cm" svg:y1="12.959cm" svg:x2="9.181cm" svg:y2="16.767cm"><text:p/></draw:line><draw:line text:anchor-type="paragraph" draw:z-index="35" draw:name="Фигура27" draw:style-name="gr6" draw:text-style-name="P4" svg:x1="7.765cm" svg:y1="12.561cm" svg:x2="7.765cm" svg:y2="16.768cm"><text:p/></draw:line><draw:line text:anchor-type="paragraph" draw:z-index="36" draw:name="Фигура28" draw:style-name="gr6" draw:text-style-name="P4" svg:x1="2.566cm" svg:y1="12.561cm" svg:x2="2.578cm" svg:y2="16.768cm"><text:p/></draw:line><draw:line text:anchor-type="paragraph" draw:z-index="37" draw:name="Фигура29" draw:style-name="gr6" draw:text-style-name="P4" svg:x1="11.372cm" svg:y1="19.041cm" svg:x2="11.372cm" svg:y2="20.299cm"><text:p/></draw:line><draw:custom-shape text:anchor-type="paragraph" draw:z-index="38" draw:name="Фигура4" draw:style-name="gr10" draw:text-style-name="P6" svg:width="4.788cm" svg:height="2.326cm" svg:x="18.17cm" svg:y="12.266cm"><text:p text:style-name="P5">D = 0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9" draw:name="Фигура14" draw:style-name="gr9" draw:text-style-name="P2" svg:x1="16.963cm" svg:y1="13.471cm" svg:x2="18.17cm" svg:y2="13.471cm"><text:p text:style-name="P4"><text:span text:style-name="T1">Да</text:span><text:span text:style-name="T1"><text:line-break/></text:span><text:span text:style-name="T1"/></text:p></draw:line><draw:line text:anchor-type="paragraph" draw:z-index="40" draw:name="Фигура14" draw:style-name="gr9" draw:text-style-name="P2" svg:x1="22.957cm" svg:y1="13.48cm" svg:x2="24.705cm" svg:y2="13.48cm"><text:p text:style-name="P4"><text:span text:style-name="T1">Нет</text:span><text:span text:style-name="T1"><text:line-break/></text:span><text:span text:style-name="T1"/></text:p></draw:line><draw:line text:anchor-type="paragraph" draw:z-index="41" draw:name="Фигура2" draw:style-name="gr6" draw:text-style-name="P4" svg:x1="16.963cm" svg:y1="13.471cm" svg:x2="16.965cm" svg:y2="14.071cm"><text:p/></draw:line><draw:line text:anchor-type="paragraph" draw:z-index="42" draw:name="Фигура15" draw:style-name="gr6" draw:text-style-name="P4" svg:x1="24.705cm" svg:y1="13.476cm" svg:x2="24.731cm" svg:y2="14.423cm"><text:p/></draw:line><draw:line text:anchor-type="paragraph" draw:z-index="43" draw:name="Фигура21" draw:style-name="gr6" draw:text-style-name="P4" svg:x1="17.062cm" svg:y1="14.773cm" svg:x2="17.041cm" svg:y2="16.768cm"><text:p/></draw:line><draw:line text:anchor-type="paragraph" draw:z-index="44" draw:name="Фигура22" draw:style-name="gr6" draw:text-style-name="P4" svg:x1="24.883cm" svg:y1="16.776cm" svg:x2="24.862cm" svg:y2="16.067cm"><text:p/></draw:line><draw:custom-shape text:anchor-type="paragraph" draw:z-index="26" draw:name="Фигура16" draw:style-name="gr12" draw:text-style-name="P8" svg:width="5.822cm" svg:height="0.927cm" svg:x="9.775cm" svg:y="14.254cm"><text:p text:style-name="P7"><text:span text:style-name="T2">x2 := (-b + sqrt(D))/(2a)</text:span></text:p><draw:enhanced-geometry svg:viewBox="0 0 21600 21600" draw:type="rectangle" draw:enhanced-path="M 0 0 L 21600 0 21600 21600 0 21600 0 0 Z N"/></draw:custom-shape><draw:custom-shape text:anchor-type="paragraph" draw:z-index="45" draw:name="Фигура16" draw:style-name="gr8" draw:text-style-name="P3" svg:width="3.017cm" svg:height="0.703cm" svg:x="9.541cm" svg:y="10.111cm"><text:p text:style-name="P2"><text:span text:style-name="T1">x := -c/b</text:span></text:p><draw:enhanced-geometry svg:viewBox="0 0 21600 21600" draw:type="rectangle" draw:enhanced-path="M 0 0 L 21600 0 21600 21600 0 21600 0 0 Z N"/></draw:custom-shape><draw:custom-shape text:anchor-type="paragraph" draw:z-index="46" draw:name="Фигура 1" draw:style-name="gr7" draw:text-style-name="P3" svg:width="4.365cm" svg:height="1.017cm" svg:x="9.144cm" svg:y="18.025cm"><text:p text:style-name="P2"><text:span text:style-name="T1">В</text:span><text:span text:style-name="T1">ы</text:span><text:span text:style-name="T1">в</text:span><text:span text:style-name="T1">о</text:span><text:span text:style-name="T1">д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й</text:span></text:p><draw:enhanced-geometry svg:viewBox="0 0 21600 21600" draw:type="rectangle" draw:enhanced-path="M 0 0 L 21600 0 21600 21600 0 21600 0 0 Z N"/></draw:custom-shape><draw:line text:anchor-type="paragraph" draw:z-index="47" draw:name="Фигура 2" draw:style-name="gr6" draw:text-style-name="P4" svg:x1="11.393cm" svg:y1="16.776cm" svg:x2="11.393cm" svg:y2="18.025cm"><text:p/></draw:line><draw:custom-shape text:anchor-type="paragraph" draw:z-index="48" draw:name="Фигура 3" draw:style-name="gr5" draw:text-style-name="P3" svg:width="6.589cm" svg:height="1.597cm" svg:x="21.606cm" svg:y="14.46cm"><text:p text:style-name="P2"><text:span text:style-name="T1">Запомин</text:span><text:span text:style-name="T1">аем:</text:span><text:span text:style-name="T1"><text:line-break/></text:span><text:span text:style-name="T1">Нет </text:span><text:span text:style-name="T1">действи</text:span><text:span text:style-name="T1">тельных</text:span><text:span text:style-name="T1"><text:line-break/></text:span><text:span text:style-name="T1">решени</text:span><text:span text:style-name="T1">й</text:span></text:p><draw:enhanced-geometry svg:viewBox="0 0 21600 21600" draw:type="rectangle" draw:enhanced-path="M 0 0 L 21600 0 21600 21600 0 21600 0 0 Z N"/></draw:custom-shape><draw:custom-shape text:anchor-type="paragraph" draw:z-index="49" draw:name="Фигура 4" draw:style-name="gr4" draw:text-style-name="P3" svg:width="4.024cm" svg:height="0.937cm" svg:x="15.15cm" svg:y="15.482cm"><text:p text:style-name="P2"><text:span text:style-name="T1">З</text:span><text:span text:style-name="T1">а</text:span><text:span text:style-name="T1">п</text:span><text:span text:style-name="T1">о</text:span><text:span text:style-name="T1">м</text:span><text:span text:style-name="T1">и</text:span><text:span text:style-name="T1">н</text:span><text:span text:style-name="T1">а</text:span><text:span text:style-name="T1">е</text:span><text:span text:style-name="T1">м</text:span><text:span text:style-name="T1"> </text:span><text:span text:style-name="T1">x</text:span></text:p><draw:enhanced-geometry svg:viewBox="0 0 21600 21600" draw:type="rectangle" draw:enhanced-path="M 0 0 L 21600 0 21600 21600 0 21600 0 0 Z N"/></draw:custom-shape><draw:custom-shape text:anchor-type="paragraph" draw:z-index="50" draw:name="Фигура 5" draw:style-name="gr3" draw:text-style-name="P3" svg:width="4.289cm" svg:height="0.937cm" svg:x="10.493cm" svg:y="15.455cm"><text:p text:style-name="P2"><text:span text:style-name="T1">Запоминаем </text:span><text:span text:style-name="T1">x1, x2</text:span></text:p><draw:enhanced-geometry svg:viewBox="0 0 21600 21600" draw:type="rectangle" draw:enhanced-path="M 0 0 L 21600 0 21600 21600 0 21600 0 0 Z N"/></draw:custom-shape><draw:custom-shape text:anchor-type="paragraph" draw:z-index="51" draw:name="Фигура 6" draw:style-name="gr2" draw:text-style-name="P3" svg:width="3.324cm" svg:height="1.377cm" svg:x="5.567cm" svg:y="11.732cm"><text:p text:style-name="P2"><text:span text:style-name="T1">Запоминаем</text:span><text:span text:style-name="T1">:</text:span><text:span text:style-name="T1"><text:line-break/></text:span><text:span text:style-name="T1">Нет </text:span><text:span text:style-name="T1">решений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Фигура 7" draw:style-name="gr1" draw:text-style-name="P3" svg:width="6.033cm" svg:height="1.519cm" svg:x="-1.148cm" svg:y="11.732cm"><text:p text:style-name="P2"><text:span text:style-name="T1">Запоминаем:</text:span><text:span text:style-name="T1"><text:line-break/></text:span><text:span text:style-name="T1">Бесконечное множество</text:span></text:p><text:p text:style-name="P2"><text:span text:style-name="T1">решений</text:span>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6:24:11.539000000</meta:creation-date>
    <meta:editing-duration>PT1H18M1S</meta:editing-duration>
    <meta:editing-cycles>22</meta:editing-cycles>
    <meta:generator>LibreOffice/7.3.7.2$Linux_X86_64 LibreOffice_project/30$Build-2</meta:generator>
    <dc:date>2023-09-25T13:14:41.11627536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